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style:font-size-asian="16pt" style:font-style-asian="italic" style:font-size-complex="16pt" style:font-style-complex="italic"/>
    </style:style>
    <style:style style:name="P4"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style:text-underline-style="none"/>
    </style:style>
    <style:style style:name="T2"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trevista a Jorge Santos – Universidad Nacional del Sur </text:p>
      <text:p text:style-name="P1"/>
      <text:p text:style-name="P1">Le hice una fotocopia de un artículo en el 89 en la revista Telegráfica Electrónica donde hay una breve reseña del grupo de laboratorio de computador...y lo que yo creo mas importante del proyecto es que, si bien <text:s/>CEUNS (Computador Electrónico de la Universidad Nacional del Sur) fue importante, en realidad fue el núcleo de condensación de un grupo de investigación y aunque el objetivo principal era CEUNS como su producto en esa época cuando prácticamente nadie publicada en revistas indexadas...es decir CEUNS fue un pretexto para nuclear a toda la gente. Hace un par de semanas festejamos el 50 aniversario de la creación del departamento de electrotecnia. Tengo el expediente con la que se tramito la creación del departamento con el dictamen de la comisión de Interpretación y del Consejo Superior aconsejando que se cree el departamento de electrotecnia y entre las razones que dan es la labor de docencia e investigación del grupo de Sistemas Digitales. </text:p>
      <text:p text:style-name="P1">Como les dije a los chicos en el acto, bueno por empezar, el departamento tiene un instituto de investigación de ingeniería eléctrica que codepende del departamento de Conicet, es decir, somos parte del centro regional del Conicet. En el instituto se encuentran 20 o 30 investigadores de Conicet y del ACIC, y como en mi caso ex investigadores también. A estos chicos jóvenes, muchos becados, si uno les lee los fundamentos como se creo el </text:p>
      <text:p text:style-name="P1">departamento ahora parece una ingenuidad absoluta, pero yo les dije: “No cometan el error, de metodología histórica, en analizar un documento en el contexto de otra época. Esto es analizar el documento en el contexto de la época en que se dio, entonces cual era el contexto en el año 58, donde la universidad salía de la década de politización partidaria, donde durante 10 años no se había efectuado investigación, aparte de enseñar había que hacer investigación. </text:p>
      <text:p text:style-name="P1">El Conicet tiene la misma edad que el departamento, entonces ni pensar de becas de investigación, ni subsidios. Las primeras becas recién se dieron al año siguiente, en el 79, donde el contexto tecnológico se encontraba en el desarrollo de la primera (primerísima) computadora digital, que se había empezado a trabajar hacia menos de 10 años y con respecto a la electrónica era electrónica de vacío y recién se estaba entendiendo lo que eran electrones en estado solido, a punto tal de que, como todo tenia formación de válvula se decía que <text:span text:style-name="T1">el</text:span> transistor es como una válvula solo que el emisor viene a ser el “cátodo”, la base debe ser la “grilla” y así se enseñaba. </text:p>
      <text:p text:style-name="P1"><text:soft-page-break/>Otro punto a remarcar, ahora nos encontramos con muchísimas (por lo menos 10) invitaciones a congresos, simposios, conferencias, etc. en ese entonces el congreso de “AEFI” era una vez cada tres años (ahora a los mejor también pero esta rellenos de mas cosas). Así que, cuando uno se traslada 50 años atrás, se ubica ahí como están las cosas entonces que hubiera gente dando cursos extracurriculares sobre álgebras de Boole o sobre desarrollo de lenguajes de computadoras, o que con transistores de audífonos desarrollaban un sumador... es un error. </text:p>
      <text:p text:style-name="P1"/>
      <text:p text:style-name="P2">¿Usted tenia vinculación con el grupo de la UBA del ingeniero Chancaglini? </text:p>
      <text:p text:style-name="P2"/>
      <text:p text:style-name="P1">Si, no vinculación de colaboración, pero siempre tuvimos buenos términos. </text:p>
      <text:p text:style-name="P1"/>
      <text:p text:style-name="P4">¿Usted antes de iniciar este proyecto estuvo en la Universidad de Manchester? </text:p>
      <text:p text:style-name="P4"/>
      <text:p text:style-name="P1">Si, fui a Manchester en el año 59, yo forme parte de la segunda tanda de becarios externos del Conicet. La primera tanda fue en Marzo o abril del 59 y en Agosto 59 la segunda. Conmigo también fue José Luis Delimas que fue Investigador Emérito del Conicet. </text:p>
      <text:p text:style-name="P1"/>
      <text:p text:style-name="P2">¿Usted envió mando a Fontao al exterior? </text:p>
      <text:p text:style-name="P2"/>
      <text:p text:style-name="P1">Si, en el verano de Inglaterra, cuando estaba en Manchester Tom Kirmun se entero que Evan Maclaste estaba en París entonces lo invitó, Evan estaba trabajando en computadoras con recursos compartidos. Maclaste dió una conferencia muy linda. Cuando volví de Manchester Fontao me comento que le gustaría ir al exterior y así se me ocurrió escribirle a Maclaste que estaba en California y le comente de que había una persona que quería ir, y Maclaste dijo siempre que no tengamos que pagarle (se rie), entonces los estudios de Fontao fueron financiados por el Conicet. Fontao fue el primer titulo de posgrado de computación del país, fue en el año 72. Y Del Bue a lo mejor por ahí, </text:p>
      <text:p text:style-name="P1"/>
      <text:p text:style-name="P3">Profe: Al único magíster que conocí fue a Del Bue, de manera generosa estudiamos de unos cursos de Berd. durante esa época <text:span text:style-name="T2">¿había un clima muy pujante en la Universidad del Sur?</text:span>, matemática también donde estaba Monteiro. </text:p>
      <text:p text:style-name="P1"><text:soft-page-break/></text:p>
      <text:p text:style-name="P1">Si acá hay una fotocopia de un artículo de la nueva provincia en mayo del 58. Acá en los fundamentos para la creación del departamento de electrotecnia donde se hace referencia a los trabajos del grupo de computación, dice que confirman los antecedentes de evaluación realizados de los proyectos por la UNESCO encargado por subdirector del centro de cooperación científica,el Sr. James Soar. Esto se informo en el mes de Abril, el resultado de la evaluación hace mención que la UNESCO vio el grupo nuestro por un lado, el otro (de Monteiro) mucho mas prestigio ya que tenian buena repercusión internacional en Lógica Matemática. Personal de UNESCO ofreció al grupo Monteiro podía aspirar a ser Centro Regional Latinoamericano de Lógica Matemática y de Computación. De todas maneras, Bs As no toleraba que se le escapara nada así que se llevo todo (aquí entrega fotocopia de la visita de Soar).</text:p>
      <text:p text:style-name="P1"/>
      <text:p text:style-name="P2">¿CEUNS era un prototipo mucho más complejo y mas completo que el que pensaba hacer Chancanglini en la UBA? </text:p>
      <text:p text:style-name="P2"/>
      <text:p text:style-name="P1">Si, porque tenían memorias en cilindros, digamos que era poner en funcionamientos las técnicas digitales usando transistores. El grupo de la UBA, empezaron antes con la tecnología del momento y con la plata que tenían. Ellos compraron un tambor que tuvieron que hacer fiscalizar por la <text:s/>comisión de la energía atómica, esto fue un laburo contra “viento y marea”. Cuando vine de Manchester, traje anillos de ferrita para hacer los desarrollos, barrita de ferrita para crear una memoria ROM, todo lo que se hacia en Manchester en ATLAS en grande, yo lo achiqué. </text:p>
      <text:p text:style-name="P1">A uno le dice que se trabaja a 2 Gb, y en Manchester trabajar a 1 M era un cosa fantástica y acá dijimos vamos a trabajar a 1⁄4 de Mb. Pero lo mismo la idea de tener la primera maquina ROM para almacenamiento de subrutina fue ATLAS y la memoria ROM era una maya de fiambrera que Kilmurn consiguió que le tejieran cuantos metros con alambre de cobre de barnizar. Entonces, poniendo la maya sobre una cama de plastilina y los hilos de trama era como el primario del transformador y los hilos de </text:p>
      <text:p text:style-name="P1">mimbre eran como el secundario del transformador. Entonces, si en el cruce de una vuelta de trama con una de mimbre había una ferrita (cilindritos) que eran como una mina de lápiz aproximadamente de 1 mm de diámetro y se implantaban en la plastilina, entonces cuando mandaba un pulso por el primario si había ferrita había un buen acople y sacaba una señal de bit por el secundario. Entonces había que escribir todas las rutinas <text:soft-page-break/>de unos y ceros clavando ferrita. </text:p>
      <text:p text:style-name="P1">Para Manchester incluso, yo no me acuerdo ahora, tenia una memoria de núcleo que no era nada de otro mundo, serian unos pocos Kb. Y esa facilidad la tenía CEUNS. </text:p>
      <text:p text:style-name="P1"/>
      <text:p text:style-name="P2">¿Anillitos era para usar independiente en matrices?</text:p>
      <text:p text:style-name="P2"/>
      <text:p text:style-name="P1">Si, eran matrices de otro tipo, donde se cableaban dos o tres dependiendo como se hacia la lectura y escritura.</text:p>
      <text:p text:style-name="P1"/>
      <text:p text:style-name="P2">¿Inicialmente los usaron con 2 bobinas una para leer y otra para testear? </text:p>
      <text:p text:style-name="P2"/>
      <text:p text:style-name="P1">Si pero no eran exactamente “bobinitas”. Nosotros hicimos una memoria ternaria bobinando el núcleo de ferrita pero en lo experimental, en un trabajo desarrollamos una memoria alternaría de núcleo de ferrita convencional porque para sacarle tres estados... donde normalmente se trabajaba en binario y el núcleo estaba magnetizado en un sentido o en </text:p>
      <text:p text:style-name="P1">el otro, eso era el cero y el uno. Entonces, para trabajar con memoria ternaria tenia que cancelar la magnetización previa y desmagnetizarlo. Entonces cuando leía no leía nada, es decir, si estaba un uno se leía un uno si estaba un cero se leía un cero, si había un dos no se leía nada. </text:p>
      <text:p text:style-name="P1"/>
      <text:p text:style-name="P2">¿La máquina de ustedes no tenia estas memorias o si? </text:p>
      <text:p text:style-name="P2"/>
      <text:p text:style-name="P1">No no, todos estos fueron trabajos debido a que Pascual en el 76 estaba realizando su trabajo final de grado con las memorias de ferrita de CEUNS “laminarias”, también estábamos trabajando con las memorias ternarias que estaban de moda. Entonces, logro sacarle tres estados al grupo convencional y fue su trabajo de tesis de magíster.</text:p>
      <text:p text:style-name="P1"/>
      <text:p text:style-name="P2">¿El grupo siguió trabajo hasta el 66? </text:p>
      <text:p text:style-name="P2"/>
      <text:p text:style-name="P1">Si, hasta el 70 y a algo. En el 66, en el sur no afecto, como en Bs As. Acá en el sur, la estructura de la universidad era tal que los directores de los departamentos eran designados por concurso. Se eliminaron las facultades (se sacaba un escalón burocrático) y cada departamento tenía un consejo, elegido con dos profesores y con participación de estudiantes y graduados. Pero el director era una categoría de profesor dentro del estatuto. Las <text:soft-page-break/>categorías según el estatuto eran: Profesor director de departamento, Profesor titular y Profesor adjunto, y en los otros artículos decían todos los cargos docentes se hacían por concurso. Entonces los que eramos profesores directores de departamento no formábamos parte automáticamente del consejo superior, el estatuto de la universidad era distinto, el consejo superior se elegía por lista entre claustros profesoral. </text:p>
      <text:p text:style-name="P1">La labor del director es que era un mero ejecutor de las decisiones del consejo departamental pero el director de departamento con peso </text:p>
      <text:p text:style-name="P1">académico podría convencer a un consejo superior hacer que se haga cierta cosa o no. El hecho que hubiera gente de peso académico como el presidente de consejo departamental, entonces cuando vino la intervención la figura del decano que se podía poner a cargo no existía, entonces el consejo superior desaparecía entonces lo que dijeron fue ... ¿aceptan el director de departamento quedar a cargo del departamento? </text:p>
      <text:p text:style-name="P1">Entonces dijimos si ya que estaba elegido por concurso. </text:p>
      <text:p text:style-name="P1">Entonces la universidad estuvo cerrada 2 días, al tercer día la universidad queda dueña de ustedes. No se echo a nadie, a pesar de que a fines del 66, el secretario de educación que era Geli Gomez donde no había ministerio de educación dado que la jerarquía dentro de un golpe militar se suponía que había una pirámide de 5 partes por lo que por este motivo el ministerio de educación desapareció. </text:p>
      <text:p text:style-name="P1">Heli Goba ordena al rector y le dijo que tiene que echar a Monteiro señalando que no puede estar como director, entonces diciendo como voy a echar a Monteiro... Gomez acusa “esa es la responsabilidad de la apustula”. En ese momento el asesor letrado era el Dr. Viliz y cuando asumió Raman, ambos decidieron que de ninguna manera, a pesar de </text:p>
      <text:p text:style-name="P1">las presiones impuesta insistieron en negarse a la expulsión de Monteiro, de esta manera en la UNS no se echo a nadie. Santos resalta que en la UBA tampoco pero se fueron. </text:p>
      <text:p text:style-name="P1">En el año 66 estábamos a 10 años del 56 que se termino la universidad peronista. En el 56 yo tenía conocidos, chicos de FUBA, que tuvieron acceso a los archivo de la CIDE, donde estaban todos los profesores universitarios. Ellos comentan las cosas que encontraron: la firma de redención, tipos que había pedido permiso de importación de un arma...”profesores de la universidad”. </text:p>
      <text:p text:style-name="P1">Y entre todos los que fueron a mirar estaban Pastor, los que no habían sido rajados, como <text:span text:style-name="T1">Ussai</text:span>, Sadosky del 63. Pero los profesores como Ernesto Galóni, este jamás firmo un pedido, salió limpio, lo que hizo fue no tomar acciones ofensivas manteniendo perfil bajo, no tuvo actos en <text:soft-page-break/>consecuencia, ...</text:p>
      <text:p text:style-name="P1">Mi propuesta fue... nos negamos si nos echan nos echan. No salgamos a decir que murió la democracia...mantengamos perfil bajo y mientras nos dejen. Eso fue lo que hicimos. </text:p>
      <text:p text:style-name="P1"/>
      <text:p text:style-name="P2">¿Ustedes cuando se fueron? </text:p>
      <text:p text:style-name="P1"/>
      <text:p text:style-name="P1">Yo volvió un año a Manchester en el 68 porque cambiaron el estatuto y a Raman lo reemplazaron. En el 67 (o principio del 68), Raman no era dócil entonces lo rajaron y asumió Andró. Revisando mi juicio a la universidad, <text:s/>en el ministerio de educación, los despachos donde tratan de darle sustento legal a mi pedido de indemnización, estaban elevados por Andró. Era difícil echar a tipos de concurso entonces cambiaron el estatuto e hicieron que los directores de departamento fueran elegidos, con lo cual cesaban nuestra razón. Asi que decidí irme en el año 69 y volví a Manchester.</text:p>
      <text:p text:style-name="P1"/>
      <text:p text:style-name="P2">¿Después su regreso fue recién en el 83 cuando volvió la democracia? </text:p>
      <text:p text:style-name="P1"/>
      <text:p text:style-name="P1">Si en el 83, en el próximo numero del noticiero de la UNS va a salir un articulo mio que se llama “A 25 años de los concurso del 83”, yo lo había titulado así, pero los periodistas dijeron vamos a ponerle un titulo mas impactante, Entonces, acordamos “La última injerencia de la dictadura en la UNS”. En el año 83 se hicieron los concursos durante el proceso militar, habían algunas personas que estaban muy comprometidos por ejemplo los que habían firmado libros, así que fueron a la biblioteca sacaron el capital y lo destruyeron. Por otro lado el secretario académico de la época sulfataba porque decía que así se convertía a subversión ... donde en un concurso no llegaban a presentar los papeles, entonces lo que hicieron esas personas con velocidad pasmosa hicieron los concursos de todos los cargos... entonces a fines de mayo del 83 el director de departamento de ingeniería firma la resolución llamada a concursos en varias materias... dos días después ya tiene la publicación en el diario de circulación nacional que exigía la reglamentación... se abría la inscripción, se reunían los jurados y yo me presento y me nombraron en octubre del 83 ...así que en todo ese espacio de tiempo todo el mundo adquirió los derechos. </text:p>
      <text:p text:style-name="P1"/>
      <text:p text:style-name="P2">¿Pero algunos de ellos, entro como profesor? </text:p>
      <text:p text:style-name="P1"/>
      <text:p text:style-name="P1">Si seguro, son concursos masivos hechos para cubrir. Si se hubieran <text:soft-page-break/>hechos los concursos en un régimen de democracia salvo que había inhibiciones para presentarse a concursos, como la ley 21260 para presentarse en el concurso que era la ley antisubersiva...a la gente se le decía usted esta cesante por la ley 21260 ley antisubersiva y esta gente no podía saber los motivos ya que les informaban que las razones eran confidenciales. Así la gente que era acusada por esta ley no podía presentarse al concurso. Los que hubieran hechos cosas lo describían como las ley 21260 entonces están inhibidos. </text:p>
      <text:p text:style-name="P1">Y hubo gente que no se presento, los cuales tuvieron el mínimo sentido común y se quedaron en el molde y no hacerle juicio, yo que cometí la insensatez de hacerle juicio, ahora que lo miro en retrospectiva con mi mujer nos asustamos, tenia 15 días para hacer un pedido de reconsideraron administrativo y si el pedido se negaba, se mandaba al ministerio de educación lo negaba iba a la justicia federal y fue lo que hice. El tipo que firmo el despacho en la asesoría de entrada por la cual en contra de su pedido de reconciliación cuando asumió la democracia seguía siendo el asesor de planta de la universidad y no quería irse. Entonces, la universidad dijo no, con los argumentos del señor, entonces mi abogado dijo vamos al ministerio y allí lo tuvieron años... yo cada tanto lo veía y me decía todavía no es el momento. Y por el 79 o el 80, entonces interpuse un recurso de amparo y que es lo que hizo el ministerio de educación, como ya se veía venir el problema, mando una resolución diciendo que me habían aplicado la ley 21260 los argumentos eran justos y como los informes eran secretos y no podían ser expuesto entonces me cambiaban la </text:p>
      <text:p text:style-name="P1">causante de expiro... por la ley de presendibilidad... eso es porque yo me metí.. se dan cuenta la insensatez, en el mes de mayo del 76 a dos meses del golpe cuando gente vecina había desaparecido. Pero bueno.. </text:p>
      <text:p text:style-name="P1">Hubo un libro publicado en el 2006, que fue por el 50 años de la universidad y un determinado momento hay declaraciones, un determinado director del departamento dice “si yo autorice los concursos del 83, pero <text:s/>antes fui hablar con el rector y le dije yo te acepto si vos me garantizas la palabra del jurado va a ser palabra santa” entonces así yo acepte ser </text:p>
      <text:p text:style-name="P1">director sin inclusión de ningún tipo de ley política lo cual es una “mentira”... La falsedad de lo que el ex-funcionario dice se puede obtener en cualquiera de los 120 expedientes de concursos... Es cierto no tenia que pedirle permiso a ningún servicio de inteligencia entonces y no era necesarios salvo que el candidato jurara en falso. Entonces, no necesitaba que el servicio de inteligencia porque el tipo no había podido presentarse. Salvo que el candidato firmara en falso... </text:p>
      <text:p text:style-name="P1"><text:soft-page-break/>Yo cuando firme el articulo estuve varios meses escribiendo o alusiones </text:p>
      <text:p text:style-name="P1">a hechos de este tipo pero no digo el ingeniero fulano de tal dijo tal cosa </text:p>
      <text:p text:style-name="P1"/>
      <text:p text:style-name="P3">Profe:... también hay un libro de esa época que dicto la secretaria en la UNESCO: </text:p>
      <text:p text:style-name="P3">Ruptura en la reconstrucción de la Ciencia y hay un caso de la universidad del sur. </text:p>
      <text:p text:style-name="P1">¿Y Arango sigue en la universidad? </text:p>
      <text:p text:style-name="P2"/>
      <text:p text:style-name="P1">No, se fue a Brasil. En el 71, en la época de CEUNS durante la entrevista muestra a los entrevistadores los cetáceos de CEUNS y yo creo que estos <text:s/>si son únicos. </text:p>
      <text:p text:style-name="P1">Después cuando a nosotros nos echaron, dejamos de publicar y hasta fines de la décadas del 80 no se volvió a publicar en revistas indexadas. En el 76 se cortaron las publicaciones a ese nivel. Yo hice una reseña sobre la historia del departamento en el acto del festejo al departamento de electrotecnia fue particularmente golpeado... en el 68 empezamos a tener los golpes políticos pero eran encubiertos... por ejemplo cambiamos tal cosa pero que mejor sea elegido para que sea mas representativo... pero el departamento en el 76 desapareció, es decir, en los 7 años de dictadura no hubo departamento de electrotecnia y las materia de electrotécnica las asimilaron al departamento de ingeniería. Osea, 20 años después, aproximadamente, que se habían separado formando un sector del departamento volvieron a estar dentro del mismo. </text:p>
      <text:p text:style-name="P1">En ese momento había 6 profesores titulares, en 4 semanas se expulsaron a <text:s/>4, los cuales eran las cabezas de los grupos de investigación. Feintas que era cabeza de control, Pascual de electrónica, Arango de circuitos y yo de digitales. Había un quinto profesor titular que estaba realizando un postgrado en México que cuando se entero de la situación directamente no volvió, es decir que de 6 profesores quedo 1. También sacaron muchos ayudantes y profesores adjuntos, entonces quedaron pibes donde no habían ningún investigador consecuentemente estos chicos tuvieron que dar clases para que no se perdiera la carrera. Como dije en mi discurso en el acto “ellos mantuvieron el rescoldo para mantener la carrera hasta que volviera la democracia.” Pero eso fue en el 84, ahora se tardó, bueno yo por empezar en el 84 y 85 fui director normalizador del departamento de electrotécnica designado por el constitución. Recién en el 86 empecé a volver con la actividad académica debido que tenia una empresa y no podía, pero en el 87 y 88 pude ser full time. </text:p>
      <text:p text:style-name="P1"><text:soft-page-break/>Es decir, desde la década del 70 y tanto, hubo de 10 a 15 años que esto se perdió. </text:p>
      <text:p text:style-name="P1">Ahora a lo pibes le digo cuando analizan las cosas vuelvan 50 años atrás... y miren... no miren el 80 en el 2008, ahora uno ve que abruman las publicaciones indexadas, los becarios, …. </text:p>
      <text:p text:style-name="P1">Hay trabajos como el de Arango y el de Valentinuzzi <text:s/>que eran full-papers, relacionados con “the transaction on computers” y otro “the transaction of <text:s/>sequence theory”. Yo era vicedirector del centro de la UNESCO de Latinoamérica que estaba en Montevideo.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6T11:18:14</meta:creation-date>
    <dc:date>2009-06-17T20:13:27</dc:date>
    <meta:editing-duration>PT08H19M47S</meta:editing-duration>
    <meta:editing-cycles>82</meta:editing-cycles>
    <meta:generator>OpenOffice.org/3.0$Linux OpenOffice.org_project/300m15$Build-9379</meta:generator>
    <meta:document-statistic meta:table-count="0" meta:image-count="0" meta:object-count="0" meta:page-count="9" meta:paragraph-count="58" meta:word-count="3347" meta:character-count="19438"/>
    <meta:user-defined meta:name="Información 1"/>
    <meta:user-defined meta:name="Información 2"/>
    <meta:user-defined meta:name="Información 3"/>
    <meta:user-defined meta:name="Información 4"/>
  </office:meta>
</office:document-meta>
</file>